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e6e64c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fill="solid" draw:fill-color="#b3b3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8cm" svg:height="1.7cm" svg:x="0cm" svg:y="0cm">
          <text:p text:style-name="P1">'header_navigation'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7cm" svg:x="0cm" svg:y="26.3cm">
          <text:p text:style-name="P1">'copyright'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24.6cm" svg:x="0cm" svg:y="1.7cm">
          <text:p text:style-name="P1">'sidebar_</text:p>
          <text:p text:style-name="P1">navigation'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4cm" svg:height="24.6cm" svg:x="23.6cm" svg:y="1.7cm">
          <text:p text:style-name="P1">'additional'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9.1cm" svg:height="4.9cm" svg:x="4.5cm" svg:y="11.9cm">
          <text:p text:style-name="P1">cont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cm" svg:height="9.5cm" svg:x="20cm" svg:y="16.8cm">
          <text:p text:style-name="P1">'additonal_</text:p>
          <text:p text:style-name="P1">after_</text:p>
          <text:p text:style-name="P1">content'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cm" svg:height="10.2cm" svg:x="20cm" svg:y="1.7cm">
          <text:p text:style-name="P1">'additonal_</text:p>
          <text:p text:style-name="P1">before_</text:p>
          <text:p text:style-name="P1">content'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5.5cm" svg:height="1.5cm" svg:x="4.5cm" svg:y="1.7cm">
          <text:p text:style-name="P1">before_content_hook_befor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5.5cm" svg:height="1.5cm" svg:x="4.5cm" svg:y="10.4cm">
          <text:p text:style-name="P1">before_content_hook_aft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5.5cm" svg:height="1.5cm" svg:x="4.5cm" svg:y="16.8cm">
          <text:p text:style-name="P1">after_content_hook_befor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5.5cm" svg:height="1.6cm" svg:x="4.5cm" svg:y="24.7cm">
          <text:p text:style-name="P1">after_content_hook_aft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3cm" svg:height="7.2cm" svg:x="4.5cm" svg:y="3.2cm">
          <text:p text:style-name="P1">'before_</text:p>
          <text:p text:style-name="P1">content_</text:p>
          <text:p text:style-name="P1">left'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3cm" svg:height="7.2cm" svg:x="9.8cm" svg:y="3.2cm">
          <text:p text:style-name="P1">'before_</text:p>
          <text:p text:style-name="P1">content_</text:p>
          <text:p text:style-name="P1">middle'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9cm" svg:height="7.2cm" svg:x="15.1cm" svg:y="3.2cm">
          <text:p text:style-name="P1">'before_</text:p>
          <text:p text:style-name="P1">content_</text:p>
          <text:p text:style-name="P1">right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3cm" svg:height="6.4cm" svg:x="4.5cm" svg:y="18.3cm">
          <text:p text:style-name="P1">'after_</text:p>
          <text:p text:style-name="P1">content_</text:p>
          <text:p text:style-name="P1">left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3cm" svg:height="6.4cm" svg:x="9.8cm" svg:y="18.3cm">
          <text:p text:style-name="P1">'after_</text:p>
          <text:p text:style-name="P1">content_</text:p>
          <text:p text:style-name="P1">middle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cm" svg:height="6.4cm" svg:x="15.1cm" svg:y="18.3cm">
          <text:p text:style-name="P1">'after_</text:p>
          <text:p text:style-name="P1">content_</text:p>
          <text:p text:style-name="P1">right'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ris Kelm</meta:initial-creator>
    <meta:creation-date>2013-05-25T19:25:54</meta:creation-date>
    <dc:date>2013-05-25T19:45:55</dc:date>
    <dc:creator>Doris Kelm</dc:creator>
    <meta:editing-duration>PT4M50S</meta:editing-duration>
    <meta:editing-cycles>2</meta:editing-cycles>
    <meta:generator>LibreOffice/3.5$Linux_x86 LibreOffice_project/350m1$Build-2</meta:generator>
    <meta:document-statistic meta:object-count="17"/>
  </office:meta>
</office:document-meta>
</file>